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3" style:family="paragraph" style:parent-style-name="Standard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4" style:family="paragraph" style:parent-style-name="Standard">
      <style:text-properties fo:font-style="italic" fo:font-weight="normal" style:font-style-asian="italic" style:font-weight-asian="normal" style:font-style-complex="italic" style:font-weight-complex="normal"/>
    </style:style>
    <style:style style:name="P5" style:family="paragraph" style:parent-style-name="Standard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P6" style:family="paragraph" style:parent-style-name="Standard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P7" style:family="paragraph" style:parent-style-name="Standard">
      <style:text-properties style:text-line-through-style="solid"/>
    </style:style>
    <style:style style:name="T1" style:family="text">
      <style:text-properties style:text-position="super 58%" fo:font-style="normal" style:text-underline-style="none" fo:font-weight="normal" style:font-style-asian="normal" style:font-weight-asian="normal" style:font-style-complex="normal" style:font-weight-complex="normal"/>
    </style:style>
    <style:style style:name="T2" style:family="text">
      <style:text-properties style:text-position="0% 100%" fo:font-style="normal" style:text-underline-style="none" fo:font-weight="normal" style:font-style-asian="normal" style:font-weight-asian="normal" style:font-style-complex="normal" style:font-weight-complex="normal"/>
    </style:style>
    <style:style style:name="T3" style:family="text">
      <style:text-properties style:text-position="sub 58%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lain text</text:p>
      <text:p text:style-name="P1">Bold</text:p>
      <text:p text:style-name="P4">Italic</text:p>
      <text:p text:style-name="P2">Bold italic</text:p>
      <text:p text:style-name="P6">Underline</text:p>
      <text:p text:style-name="P5">Underline italic</text:p>
      <text:p text:style-name="P3">Underline bold italic</text:p>
      <text:p text:style-name="Standard"><text:span text:style-name="T2">Km</text:span><text:span text:style-name="T1">2</text:span> - superscript</text:p>
      <text:p text:style-name="Standard">H<text:span text:style-name="T3">2</text:span>O - subscript</text:p>
      <text:p text:style-name="P7">Strike-through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a" fo:country="DK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a" fo:country="DK" style:letter-kerning="true" style:font-name-asian="DejaVu LGC Sans" style:font-size-asian="12pt" style:language-asian="zxx" style:country-asian="none" style:font-name-complex="DejaVu LGC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LGC Sans" style:font-size-asian="14pt" style:font-name-complex="DejaVu LGC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6$Build-9226</meta:generator>
    <meta:initial-creator>Søren Roug</meta:initial-creator>
    <meta:creation-date>2008-02-23T16:22:32</meta:creation-date>
    <dc:creator>Søren Roug</dc:creator>
    <dc:date>2008-03-01T18:12:41</dc:date>
    <meta:editing-cycles>2</meta:editing-cycles>
    <meta:editing-duration>PT5M25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0" meta:word-count="18" meta:character-count="123"/>
  </office:meta>
</office:document-meta>
</file>